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0083"/>
    </style:style>
    <style:style style:name="P2" style:family="paragraph" style:parent-style-name="Standard">
      <style:text-properties officeooo:rsid="000c0083" officeooo:paragraph-rsid="000c0083"/>
    </style:style>
    <style:style style:name="P3" style:family="paragraph" style:parent-style-name="Standard">
      <style:paragraph-properties fo:text-align="center" style:justify-single-word="false"/>
      <style:text-properties officeooo:rsid="000c0083" officeooo:paragraph-rsid="000c0083"/>
    </style:style>
    <style:style style:name="P4" style:family="paragraph" style:parent-style-name="Standard">
      <style:paragraph-properties fo:text-align="center" style:justify-single-word="false"/>
      <style:text-properties officeooo:rsid="000c0083" officeooo:paragraph-rsid="000dfdee"/>
    </style:style>
    <style:style style:name="P5" style:family="paragraph" style:parent-style-name="Standard">
      <style:text-properties officeooo:rsid="000c0083" officeooo:paragraph-rsid="000dfdee"/>
    </style:style>
    <style:style style:name="P6" style:family="paragraph" style:parent-style-name="Standard">
      <style:paragraph-properties fo:text-align="center" style:justify-single-word="false"/>
      <style:text-properties fo:font-size="15pt" fo:font-weight="bold" officeooo:rsid="000c0083" officeooo:paragraph-rsid="000c0083"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4pt" fo:font-weight="bold" officeooo:rsid="000dfdee" officeooo:paragraph-rsid="000dfdee"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c0083" officeooo:paragraph-rsid="000dfdee"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2pt" fo:font-weight="normal" officeooo:rsid="000c0083" officeooo:paragraph-rsid="000dfdee" style:font-size-asian="12pt" style:font-weight-asian="normal" style:font-size-complex="12pt" style:font-weight-complex="normal"/>
    </style:style>
    <style:style style:name="P10" style:family="paragraph" style:parent-style-name="Standard">
      <style:paragraph-properties fo:margin-left="1.251cm" fo:margin-right="0cm" fo:text-indent="0cm" style:auto-text-indent="false"/>
      <style:text-properties officeooo:rsid="000c0083" officeooo:paragraph-rsid="000c0083"/>
    </style:style>
    <style:style style:name="P11" style:family="paragraph" style:parent-style-name="Standard">
      <style:paragraph-properties fo:margin-left="1.251cm" fo:margin-right="0cm" fo:text-indent="0cm" style:auto-text-indent="false"/>
      <style:text-properties officeooo:rsid="000c0083" officeooo:paragraph-rsid="000dfdee"/>
    </style:style>
    <style:style style:name="P12" style:family="paragraph" style:parent-style-name="Standard">
      <style:paragraph-properties fo:margin-left="1.251cm" fo:margin-right="0cm" fo:text-indent="0cm" style:auto-text-indent="false"/>
      <style:text-properties officeooo:rsid="000c0083" officeooo:paragraph-rsid="000e7fbb"/>
    </style:style>
    <style:style style:name="P13" style:family="paragraph" style:parent-style-name="Standard">
      <style:paragraph-properties fo:margin-left="1.251cm" fo:margin-right="0cm" fo:text-indent="0cm" style:auto-text-indent="false"/>
      <style:text-properties officeooo:rsid="000e7fbb" officeooo:paragraph-rsid="000e7fbb"/>
    </style:style>
    <style:style style:name="P14" style:family="paragraph" style:parent-style-name="Standard">
      <style:paragraph-properties fo:margin-left="2.501cm" fo:margin-right="0cm" fo:text-indent="0cm" style:auto-text-indent="false"/>
      <style:text-properties officeooo:rsid="000c0083" officeooo:paragraph-rsid="000dfdee"/>
    </style:style>
    <style:style style:name="P15" style:family="paragraph" style:parent-style-name="Standard">
      <style:paragraph-properties fo:margin-left="2.501cm" fo:margin-right="0cm" fo:text-indent="0cm" style:auto-text-indent="false"/>
      <style:text-properties officeooo:rsid="000c0083" officeooo:paragraph-rsid="000e7fbb"/>
    </style:style>
    <style:style style:name="P16" style:family="paragraph" style:parent-style-name="Standard">
      <style:paragraph-properties fo:margin-left="0cm" fo:margin-right="0cm" fo:text-indent="0cm" style:auto-text-indent="false"/>
      <style:text-properties officeooo:rsid="000c0083" officeooo:paragraph-rsid="000e7fbb"/>
    </style:style>
    <style:style style:name="P17" style:family="paragraph" style:parent-style-name="Standard">
      <style:paragraph-properties fo:margin-left="0cm" fo:margin-right="0cm" fo:text-indent="0cm" style:auto-text-indent="false"/>
      <style:text-properties officeooo:rsid="001062b6" officeooo:paragraph-rsid="001062b6"/>
    </style:style>
    <style:style style:name="P18" style:family="paragraph" style:parent-style-name="Standard">
      <style:paragraph-properties fo:margin-left="0cm" fo:margin-right="0cm" fo:text-align="start" style:justify-single-word="false" fo:text-indent="0cm" style:auto-text-indent="false"/>
      <style:text-properties fo:font-size="14pt" fo:font-weight="bold" officeooo:rsid="000dfdee" officeooo:paragraph-rsid="0012b79f" style:font-size-asian="14pt" style:font-weight-asian="bold" style:font-size-complex="14pt" style:font-weight-complex="bold"/>
    </style:style>
    <style:style style:name="P19" style:family="paragraph" style:parent-style-name="Standard">
      <style:text-properties officeooo:rsid="000c0083" officeooo:paragraph-rsid="001bae69"/>
    </style:style>
    <style:style style:name="P20" style:family="paragraph" style:parent-style-name="Standard">
      <style:text-properties officeooo:rsid="000c0083" officeooo:paragraph-rsid="00237b08"/>
    </style:style>
    <style:style style:name="P21" style:family="paragraph" style:parent-style-name="Standard">
      <style:paragraph-properties fo:text-align="start" style:justify-single-word="false"/>
      <style:text-properties fo:font-size="14pt" fo:font-weight="bold" officeooo:rsid="000c0083" officeooo:paragraph-rsid="001bae69"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bold" officeooo:rsid="000c0083" officeooo:paragraph-rsid="00237b08"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2pt" fo:font-weight="normal" officeooo:rsid="000c0083" officeooo:paragraph-rsid="001bae6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c0083" officeooo:paragraph-rsid="00237b08" style:font-size-asian="12pt" style:font-weight-asian="normal" style:font-size-complex="12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font-size="14pt" fo:font-weight="bold" officeooo:rsid="000dfdee" officeooo:paragraph-rsid="0012b79f" style:font-size-asian="14pt" style:font-weight-asian="bold" style:font-size-complex="14pt" style:font-weight-complex="bold"/>
    </style:style>
    <style:style style:name="P26" style:family="paragraph" style:parent-style-name="Standard">
      <style:paragraph-properties fo:margin-left="0cm" fo:margin-right="0cm" fo:text-align="start" style:justify-single-word="false" fo:text-indent="0cm" style:auto-text-indent="false"/>
      <style:text-properties fo:font-size="14pt" fo:font-weight="bold" officeooo:rsid="000dfdee" officeooo:paragraph-rsid="00237b08" style:font-size-asian="14pt" style:font-weight-asian="bold" style:font-size-complex="14pt" style:font-weight-complex="bold"/>
    </style:style>
    <style:style style:name="P27" style:family="paragraph" style:parent-style-name="Standard">
      <style:paragraph-properties fo:margin-left="0cm" fo:margin-right="0cm" fo:text-indent="0cm" style:auto-text-indent="false"/>
      <style:text-properties officeooo:rsid="001062b6" officeooo:paragraph-rsid="001062b6"/>
    </style:style>
    <style:style style:name="P28" style:family="paragraph" style:parent-style-name="Standard">
      <style:paragraph-properties fo:margin-left="1.251cm" fo:margin-right="0cm" fo:text-align="start" style:justify-single-word="false" fo:text-indent="0cm" style:auto-text-indent="false"/>
      <style:text-properties fo:font-size="12pt" fo:font-weight="normal" officeooo:rsid="000c0083" officeooo:paragraph-rsid="001bae69" style:font-size-asian="12pt" style:font-weight-asian="normal" style:font-size-complex="12pt" style:font-weight-complex="normal"/>
    </style:style>
    <style:style style:name="P29" style:family="paragraph" style:parent-style-name="Standard">
      <style:paragraph-properties fo:margin-left="1.251cm" fo:margin-right="0cm" fo:text-align="start" style:justify-single-word="false" fo:text-indent="0cm" style:auto-text-indent="false"/>
      <style:text-properties fo:font-size="12pt" fo:font-weight="normal" officeooo:rsid="000c0083" officeooo:paragraph-rsid="001bdf58" style:font-size-asian="12pt" style:font-weight-asian="normal" style:font-size-complex="12pt" style:font-weight-complex="normal"/>
    </style:style>
    <style:style style:name="P30" style:family="paragraph" style:parent-style-name="Standard">
      <style:paragraph-properties fo:margin-left="1.251cm" fo:margin-right="0cm" fo:text-align="start" style:justify-single-word="false" fo:text-indent="0cm" style:auto-text-indent="false"/>
      <style:text-properties fo:font-size="12pt" fo:font-weight="normal" officeooo:rsid="000c0083" officeooo:paragraph-rsid="00237b08" style:font-size-asian="12pt" style:font-weight-asian="normal" style:font-size-complex="12pt" style:font-weight-complex="normal"/>
    </style:style>
    <style:style style:name="P31" style:family="paragraph" style:parent-style-name="Standard">
      <style:paragraph-properties fo:margin-left="2.501cm" fo:margin-right="0cm" fo:text-align="start" style:justify-single-word="false" fo:text-indent="0cm" style:auto-text-indent="false"/>
      <style:text-properties fo:font-size="12pt" fo:font-weight="normal" officeooo:rsid="000c0083" officeooo:paragraph-rsid="001bdf58" style:font-size-asian="12pt" style:font-weight-asian="normal" style:font-size-complex="12pt" style:font-weight-complex="normal"/>
    </style:style>
    <style:style style:name="P32" style:family="paragraph" style:parent-style-name="Standard">
      <style:paragraph-properties fo:margin-left="2.501cm" fo:margin-right="0cm" fo:text-align="start" style:justify-single-word="false" fo:text-indent="0cm" style:auto-text-indent="false"/>
      <style:text-properties fo:font-size="12pt" fo:font-weight="normal" officeooo:rsid="000c0083" officeooo:paragraph-rsid="00237b08" style:font-size-asian="12pt" style:font-weight-asian="normal" style:font-size-complex="12pt" style:font-weight-complex="normal"/>
    </style:style>
    <style:style style:name="P33" style:family="paragraph" style:parent-style-name="Standard">
      <style:paragraph-properties fo:margin-left="2.501cm" fo:margin-right="0cm" fo:text-align="start" style:justify-single-word="false" fo:text-indent="0cm" style:auto-text-indent="false"/>
      <style:text-properties fo:font-size="12pt" fo:font-weight="normal" officeooo:rsid="001e7753" officeooo:paragraph-rsid="001e7753" style:font-size-asian="12pt" style:font-weight-asian="normal" style:font-size-complex="12pt" style:font-weight-complex="normal"/>
    </style:style>
    <style:style style:name="P34" style:family="paragraph" style:parent-style-name="Standard">
      <style:paragraph-properties fo:margin-left="2.501cm" fo:margin-right="0cm" fo:text-align="start" style:justify-single-word="false" fo:text-indent="0cm" style:auto-text-indent="false"/>
      <style:text-properties fo:font-size="12pt" fo:font-weight="normal" officeooo:rsid="001e7753" officeooo:paragraph-rsid="00237b08" style:font-size-asian="12pt" style:font-weight-asian="normal" style:font-size-complex="12pt" style:font-weight-complex="normal"/>
    </style:style>
    <style:style style:name="P35" style:family="paragraph" style:parent-style-name="Standard">
      <style:paragraph-properties fo:margin-left="2.501cm" fo:margin-right="0cm" fo:text-align="start" style:justify-single-word="false" fo:text-indent="0cm" style:auto-text-indent="false"/>
      <style:text-properties fo:font-size="12pt" fo:font-weight="normal" officeooo:rsid="001f0318" officeooo:paragraph-rsid="001f0318" style:font-size-asian="12pt" style:font-weight-asian="normal" style:font-size-complex="12pt" style:font-weight-complex="normal"/>
    </style:style>
    <style:style style:name="P36" style:family="paragraph" style:parent-style-name="Standard">
      <style:paragraph-properties fo:margin-left="2.501cm" fo:margin-right="0cm" fo:text-align="start" style:justify-single-word="false" fo:text-indent="0cm" style:auto-text-indent="false"/>
      <style:text-properties fo:font-size="12pt" fo:font-weight="normal" officeooo:rsid="001f0318" officeooo:paragraph-rsid="00237b08" style:font-size-asian="12pt" style:font-weight-asian="normal" style:font-size-complex="12pt" style:font-weight-complex="normal"/>
    </style:style>
    <style:style style:name="P37" style:family="paragraph" style:parent-style-name="Standard">
      <style:paragraph-properties fo:margin-left="2.501cm" fo:margin-right="0cm" fo:text-align="start" style:justify-single-word="false" fo:text-indent="0cm" style:auto-text-indent="false"/>
      <style:text-properties officeooo:paragraph-rsid="001bdf58"/>
    </style:style>
    <style:style style:name="P38" style:family="paragraph" style:parent-style-name="Standard">
      <style:paragraph-properties fo:margin-left="2.501cm" fo:margin-right="0cm" fo:text-align="start" style:justify-single-word="false" fo:text-indent="0cm" style:auto-text-indent="false"/>
      <style:text-properties officeooo:paragraph-rsid="00237b08"/>
    </style:style>
    <style:style style:name="P39" style:family="paragraph" style:parent-style-name="Standard">
      <style:paragraph-properties fo:margin-left="2.501cm" fo:margin-right="0cm" fo:text-indent="0cm" style:auto-text-indent="false"/>
      <style:text-properties officeooo:rsid="001cad21" officeooo:paragraph-rsid="001cad21"/>
    </style:style>
    <style:style style:name="P40" style:family="paragraph" style:parent-style-name="Standard">
      <style:paragraph-properties fo:margin-left="2.501cm" fo:margin-right="0cm" fo:text-indent="0cm" style:auto-text-indent="false"/>
      <style:text-properties officeooo:rsid="001cad21" officeooo:paragraph-rsid="00237b08"/>
    </style:style>
    <style:style style:name="P41" style:family="paragraph" style:parent-style-name="Standard">
      <style:paragraph-properties fo:margin-left="3.752cm" fo:margin-right="0cm" fo:text-align="start" style:justify-single-word="false" fo:text-indent="0cm" style:auto-text-indent="false"/>
      <style:text-properties fo:font-size="12pt" fo:font-weight="normal" officeooo:rsid="001e7753" officeooo:paragraph-rsid="001e7753" style:font-size-asian="12pt" style:font-weight-asian="normal" style:font-size-complex="12pt" style:font-weight-complex="normal"/>
    </style:style>
    <style:style style:name="P42" style:family="paragraph" style:parent-style-name="Standard">
      <style:paragraph-properties fo:margin-left="3.752cm" fo:margin-right="0cm" fo:text-align="start" style:justify-single-word="false" fo:text-indent="0cm" style:auto-text-indent="false"/>
      <style:text-properties fo:font-size="12pt" fo:font-weight="normal" officeooo:rsid="001e7753" officeooo:paragraph-rsid="001f0318" style:font-size-asian="12pt" style:font-weight-asian="normal" style:font-size-complex="12pt" style:font-weight-complex="normal"/>
    </style:style>
    <style:style style:name="P43" style:family="paragraph" style:parent-style-name="Standard">
      <style:paragraph-properties fo:margin-left="3.752cm" fo:margin-right="0cm" fo:text-align="start" style:justify-single-word="false" fo:text-indent="0cm" style:auto-text-indent="false"/>
      <style:text-properties fo:font-size="12pt" fo:font-weight="normal" officeooo:rsid="001e7753" officeooo:paragraph-rsid="001fc256" style:font-size-asian="12pt" style:font-weight-asian="normal" style:font-size-complex="12pt" style:font-weight-complex="normal"/>
    </style:style>
    <style:style style:name="P44" style:family="paragraph" style:parent-style-name="Standard">
      <style:paragraph-properties fo:margin-left="3.752cm" fo:margin-right="0cm" fo:text-align="start" style:justify-single-word="false" fo:text-indent="0cm" style:auto-text-indent="false"/>
      <style:text-properties fo:font-size="12pt" fo:font-weight="normal" officeooo:rsid="001e7753" officeooo:paragraph-rsid="00237b08" style:font-size-asian="12pt" style:font-weight-asian="normal" style:font-size-complex="12pt" style:font-weight-complex="normal"/>
    </style:style>
    <style:style style:name="P45" style:family="paragraph" style:parent-style-name="Standard">
      <style:paragraph-properties fo:margin-left="3.752cm" fo:margin-right="0cm" fo:text-align="start" style:justify-single-word="false" fo:text-indent="0cm" style:auto-text-indent="false"/>
      <style:text-properties fo:font-size="12pt" fo:font-weight="normal" officeooo:rsid="001f0318" officeooo:paragraph-rsid="001fc256" style:font-size-asian="12pt" style:font-weight-asian="normal" style:font-size-complex="12pt" style:font-weight-complex="normal"/>
    </style:style>
    <style:style style:name="P46" style:family="paragraph" style:parent-style-name="Standard">
      <style:paragraph-properties fo:margin-left="3.752cm" fo:margin-right="0cm" fo:text-align="start" style:justify-single-word="false" fo:text-indent="0cm" style:auto-text-indent="false"/>
      <style:text-properties fo:font-size="12pt" fo:font-weight="normal" officeooo:rsid="001f0318" officeooo:paragraph-rsid="00237b08" style:font-size-asian="12pt" style:font-weight-asian="normal" style:font-size-complex="12pt" style:font-weight-complex="normal"/>
    </style:style>
    <style:style style:name="T1" style:family="text">
      <style:text-properties officeooo:rsid="000de289"/>
    </style:style>
    <style:style style:name="T2" style:family="text">
      <style:text-properties officeooo:rsid="000dfde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dfdee" style:font-size-asian="12pt" style:font-weight-asian="normal" style:font-size-complex="12pt" style:font-weight-complex="normal"/>
    </style:style>
    <style:style style:name="T5" style:family="text">
      <style:text-properties fo:font-size="12pt" fo:font-weight="normal" officeooo:rsid="000c0083" style:font-size-asian="12pt" style:font-weight-asian="normal" style:font-size-complex="12pt" style:font-weight-complex="normal"/>
    </style:style>
    <style:style style:name="T6" style:family="text">
      <style:text-properties fo:font-size="12pt" fo:font-weight="normal" officeooo:rsid="001bdf58"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officeooo:rsid="000dfdee" style:font-style-asian="italic" style:font-style-complex="italic"/>
    </style:style>
    <style:style style:name="T9" style:family="text">
      <style:text-properties fo:font-style="italic" officeooo:rsid="001cad21" style:font-style-asian="italic" style:font-style-complex="italic"/>
    </style:style>
    <style:style style:name="T10" style:family="text">
      <style:text-properties fo:font-style="italic" officeooo:rsid="001e7753" style:font-style-asian="italic" style:font-style-complex="italic"/>
    </style:style>
    <style:style style:name="T11" style:family="text">
      <style:text-properties fo:font-style="italic" officeooo:rsid="0020dca5" style:font-style-asian="italic" style:font-style-complex="italic"/>
    </style:style>
    <style:style style:name="T12" style:family="text">
      <style:text-properties fo:font-style="italic" officeooo:rsid="001fc256" style:font-style-asian="italic" style:font-style-complex="italic"/>
    </style:style>
    <style:style style:name="T13" style:family="text">
      <style:text-properties fo:font-style="italic" officeooo:rsid="00237b08" style:font-style-asian="italic" style:font-style-complex="italic"/>
    </style:style>
    <style:style style:name="T14" style:family="text">
      <style:text-properties officeooo:rsid="000e7fbb"/>
    </style:style>
    <style:style style:name="T15" style:family="text">
      <style:text-properties officeooo:rsid="0012b79f"/>
    </style:style>
    <style:style style:name="T16" style:family="text">
      <style:text-properties officeooo:rsid="001bdf58"/>
    </style:style>
    <style:style style:name="T17" style:family="text">
      <style:text-properties officeooo:rsid="001cad21"/>
    </style:style>
    <style:style style:name="T18" style:family="text">
      <style:text-properties officeooo:rsid="001df843"/>
    </style:style>
    <style:style style:name="T19" style:family="text">
      <style:text-properties officeooo:rsid="001e7753"/>
    </style:style>
    <style:style style:name="T20" style:family="text">
      <style:text-properties officeooo:rsid="001f0318"/>
    </style:style>
    <style:style style:name="T21" style:family="text">
      <style:text-properties officeooo:rsid="001fc256"/>
    </style:style>
    <style:style style:name="T22" style:family="text">
      <style:text-properties officeooo:rsid="0020dca5"/>
    </style:style>
    <style:style style:name="T23" style:family="text">
      <style:text-properties fo:font-style="normal" officeooo:rsid="0020dca5" style:font-style-asian="normal" style:font-style-complex="normal"/>
    </style:style>
    <style:style style:name="T24" style:family="text">
      <style:text-properties officeooo:rsid="002365dd"/>
    </style:style>
    <style:style style:name="T25" style:family="text">
      <style:text-properties officeooo:rsid="00237b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lan del funcionamiento del cluster</text:p>
      <text:p text:style-name="P3"/>
      <text:p text:style-name="P7">Primer Sprint:</text:p>
      <text:p text:style-name="P7"/>
      <text:p text:style-name="P2">Los datos a utilizar en el cluster:</text:p>
      <text:p text:style-name="P2"><text:tab/>n-trivias publicadas</text:p>
      <text:p text:style-name="P2"><text:tab/>k-trivias jugadas por el usuario</text:p>
      <text:p text:style-name="P2"><text:tab/>J-trivias vistas por el usuario </text:p>
      <text:p text:style-name="P2"><text:tab/>m-trivias subscritas por el usuario</text:p>
      <text:p text:style-name="P2"/>
      <text:p text:style-name="P2">planteamiento del funcionamiento :</text:p>
      <text:p text:style-name="P2"><text:tab/></text:p>
      <text:p text:style-name="P10">1) Realizar 2 datasets, el primero (Pub) relativo a las trivias publicadas, el segundo (misTrivias) relativo al conjunto de las k,j, y m trivias</text:p>
      <text:p text:style-name="P10">2) Hacer el kmeans sobre Pub</text:p>
      <text:p text:style-name="P10">3) Almacenar en un vector a que centroide pertenece cada instancia perteneciente a misTrivias</text:p>
      <text:p text:style-name="P10">3) <text:span text:style-name="T1">D</text:span>e ese vector selecciona el centroide m<text:span text:style-name="T1">á</text:span>s repetido y el menos repetido</text:p>
      <text:p text:style-name="P10">4) <text:span text:style-name="T1">Proceder a </text:span>seleccion<text:span text:style-name="T1">ar</text:span> z-trivias perteneciente a los ce<text:span text:style-name="T1">n</text:span>troides seleccionados</text:p>
      <text:p text:style-name="P10"/>
      <text:p text:style-name="P4"/>
      <text:p text:style-name="P7">Segundo Sprint:</text:p>
      <text:p text:style-name="P7"/>
      <text:p text:style-name="P5">Los datos a utilizar en el cluster:</text:p>
      <text:p text:style-name="P5"><text:tab/>n-trivias publicadas</text:p>
      <text:p text:style-name="P8"><text:span text:style-name="T3"><text:tab/></text:span><text:span text:style-name="T4">k</text:span><text:span text:style-name="T3">-trivias subscritas por el usuario</text:span></text:p>
      <text:p text:style-name="P9"/>
      <text:p text:style-name="P5">planteamiento del funcionamiento :</text:p>
      <text:p text:style-name="P5"/>
      <text:p text:style-name="P11"><text:span text:style-name="T8">caso 1: </text:span><text:span text:style-name="T2">Si el número de trivias suscritas es menor a un X, entonces se seleccionan las M trivias publicadas, que tengan <text:s/>mayor número de suscritos entre máximo de competidores.</text:span></text:p>
      <text:p text:style-name="P11"/>
      <text:p text:style-name="P11"><text:span text:style-name="T8">caso 2: </text:span><text:span text:style-name="T2">Si el número de trivias suscritas es mayor a un X, pero el número de trivias finalizadas es menor a un Y: </text:span></text:p>
      <text:p text:style-name="P14">- <text:span text:style-name="T2">Se quita la columna de valoración de los dataFrame</text:span></text:p>
      <text:p text:style-name="P14">- <text:span text:style-name="T2">Se hace el kmeans sobre las trivias publicadas</text:span></text:p>
      <text:p text:style-name="P14">- <text:span text:style-name="T2">Se genera un vector para almacenar a que cluster pertenece cada trivia suscrita por el usuario</text:span></text:p>
      <text:p text:style-name="P14">- <text:span text:style-name="T2">Se seleccionan los indices de los clusters relacionados al que más se repita y al que menos se repita en el vector</text:span></text:p>
      <text:p text:style-name="P15">- <text:span text:style-name="T2">Se seleccionan las z trivias del cluster que más se repitió, aquellas que tengan <text:s/>mayor número de suscritos entre máximo de competidores.</text:span></text:p>
      <text:p text:style-name="P15">- <text:span text:style-name="T2">Se seleccionan las w trivias del cluster que menos se repitió, aquellas que tengan <text:s/>mayor número de suscritos entre máximo de competidores.</text:span></text:p>
      <text:p text:style-name="P16"><text:tab/><text:tab/></text:p>
      <text:p text:style-name="P16"><text:tab/><text:tab/><text:span text:style-name="T14">donde z representa el 70% de M y w el 30% de M</text:span></text:p>
      <text:p text:style-name="P12"/>
      <text:p text:style-name="P13"><text:span text:style-name="T7">caso 3</text:span><text:span text:style-name="T8">: </text:span><text:span text:style-name="T2">Si el número de trivias suscritas es mayor a un X </text:span>y<text:span text:style-name="T2"> el n</text:span>ú<text:span text:style-name="T2">mero de trivias finalizadas es m</text:span>ay<text:span text:style-name="T2">or a un Y.</text:span></text:p>
      <text:p text:style-name="P15"><text:soft-page-break/>- <text:span text:style-name="T2">Se hace el kmeans sobre las trivias suscritas</text:span></text:p>
      <text:p text:style-name="P15">- <text:span text:style-name="T2">Se seleccionan el indice del clusters que posea mayor numero de trivias finalizadas</text:span></text:p>
      <text:p text:style-name="P15">- <text:span text:style-name="T2">Se genera un vector para almacenar a que cluster pertenece cada trivia publicada</text:span></text:p>
      <text:p text:style-name="P15">- <text:span text:style-name="T2">Se selecciona los indices de los clusters relacionados al que más se repita y al que menos se repita en el vector</text:span></text:p>
      <text:p text:style-name="P15">- <text:span text:style-name="T2">Se seleccionan las v trivias del cluster que tenia mayor numero de trivias finalizadas, aquellas que tengan <text:s/>mayor número de suscritos entre máximo de competidores.</text:span></text:p>
      <text:p text:style-name="P15">- <text:span text:style-name="T2">Se seleccionan las z trivias del cluster que más se repitió, aquellas que tengan <text:s/>mayor número de suscritos entre máximo de competidores.</text:span></text:p>
      <text:p text:style-name="P15">- <text:span text:style-name="T2">Se seleccionan las w trivias del cluster que menos se repitió, aquellas que tengan <text:s/>mayor número de suscritos entre máximo de competidores.</text:span></text:p>
      <text:p text:style-name="P16"><text:tab/><text:tab/></text:p>
      <text:p text:style-name="P1"><text:tab/><text:tab/>donde v representa el 40% de M, z representa el 30% de M y w el 30% de M</text:p>
      <text:p text:style-name="P16"/>
      <text:p text:style-name="P17">Y, X y M estan por definirse</text:p>
      <text:p text:style-name="P17"/>
      <text:p text:style-name="P26"><text:span text:style-name="T25">Tercer </text:span>Sprint:</text:p>
      <text:p text:style-name="P26"/>
      <text:p text:style-name="P20">Los datos a utilizar en el cluster:</text:p>
      <text:p text:style-name="P20"><text:tab/>n-trivias publicadas</text:p>
      <text:p text:style-name="P22"><text:span text:style-name="T3"><text:tab/></text:span><text:span text:style-name="T4">k</text:span><text:span text:style-name="T3">-trivias subscritas por el usuario</text:span></text:p>
      <text:p text:style-name="P24"/>
      <text:p text:style-name="P20">planteamiento del funcionamiento :</text:p>
      <text:p text:style-name="P40"/>
      <text:p text:style-name="P30"><text:span text:style-name="T8">caso </text:span><text:span text:style-name="T13">1</text:span><text:span text:style-name="T8">: </text:span><text:span text:style-name="T2">Si el número de trivias suscritas es menor a un X, entonces se seleccionan las M trivias publicadas, que corresponderan a aquellas con <text:s/>mayor porcentaje de suscritos, ya que la data esta ordenada por este feature.</text:span></text:p>
      <text:p text:style-name="P30"/>
      <text:p text:style-name="P30"><text:span text:style-name="T8">caso </text:span><text:span text:style-name="T13">2</text:span><text:span text:style-name="T8">: </text:span><text:span text:style-name="T2">Si el número de trivias suscritas es mayor o igual a un X.</text:span></text:p>
      <text:p text:style-name="P30"><text:tab/></text:p>
      <text:p text:style-name="P32">-<text:span text:style-name="T18">Se procede a pasar los datos tipo ‘tags’ por el bagOfWords, lo que genera para cada instancia un vector de 0 y 1, de la longitud de la cantidad total de tags que hay, y coloca 0 si esa instancia no posee dicho ‘tag’ o 1 caso contrario. Luego cada posición de dicho vector se convierte en una columna del dataframe. Después se pasa toda la data numérica por un pca(.9) lo cual realiza un análisis de componentes principales de tal modo de seleccionar aquellos features que permitan conservar 90% de la varianza de los datos. Esto nos permite conservar la data numérica que sea representativa.</text:span></text:p>
      <text:p text:style-name="P32"/>
      <text:p text:style-name="P38"><text:span text:style-name="T5">-</text:span><text:span text:style-name="T6">El dataframe pasa por el proceso de clustering </text:span>jerárquico, <text:span text:style-name="T17">donde todas las instancias inician como clusters independientes y se van agrupando hasta lograr el número m de clusters requeridos, produciendo una etiqueta en cada instancia que indica a que cluster pertenece cada una, la cual es almacenada en el mismo dataframe como label.</text:span></text:p>
      <text:p text:style-name="P38"/>
      <text:p text:style-name="P38">-<text:span text:style-name="T19">El dataframe se pasa por un groupby que tiene como parámetros label y tipo, esto permitirá separar para cada clusters los tipos de trivias.</text:span></text:p>
      <text:p text:style-name="P38"/>
      <text:p text:style-name="P38"><text:soft-page-break/>-<text:span text:style-name="T19">Con el groupby generado anteriormente se obtendrán un arreglo </text:span><text:span text:style-name="T10">posibilidades</text:span><text:span text:style-name="T19"> con los indices de los cluster que tienen trivias suscritas de mayor a menor cantidad y otro arreglo </text:span><text:span text:style-name="T10">notin</text:span><text:span text:style-name="T19"> con aquellos clusters que no tengan trivias suscritas.</text:span></text:p>
      <text:p text:style-name="P32"><text:span text:style-name="T16"><text:s/></text:span></text:p>
      <text:p text:style-name="P34">caso a: no se tienen clusters sin trivias suscritas</text:p>
      <text:p text:style-name="P44">-Se recorre el arreglo de posibilidades de izquierda a derecha <text:span text:style-name="T21">seleccionando un cluster</text:span>, <text:span text:style-name="T20">para extraer sus las trivias, hasta obtener la cantidad de trivias equivalentes al 70% de m</text:span></text:p>
      <text:p text:style-name="P44"/>
      <text:p text:style-name="P44">-Se recorre el arreglo de posibilidades de derecha <text:span text:style-name="T20">a i</text:span>zquierda <text:span text:style-name="T21">seleccionando un cluster</text:span>, <text:span text:style-name="T20">para extraer sus las trivias,</text:span> <text:span text:style-name="T20">hasta obtener la cantidad de trivias equivalentes al 30% de m</text:span></text:p>
      <text:p text:style-name="P44"/>
      <text:p text:style-name="P36">caso b: algún cluster no tiene trivias suscritas</text:p>
      <text:p text:style-name="P46">-<text:span text:style-name="T19">Se recorre el arreglo de </text:span><text:span text:style-name="T10">notin</text:span><text:span text:style-name="T19"> de izquierda a derecha seleccionando un cluster, </text:span>para extraer sus las trivias, hasta obtener la cantidad de trivias equivalentes al <text:span text:style-name="T21">5</text:span>% de m<text:span text:style-name="T21">.</text:span></text:p>
      <text:p text:style-name="P46"/>
      <text:p text:style-name="P46">-<text:span text:style-name="T19">Se recorre el arreglo de </text:span><text:span text:style-name="T10">posibilidades</text:span><text:span text:style-name="T19"> de izquierda a derecha seleccionando un cluster, </text:span>para extraer sus trivias, hasta obtener la cantidad de trivias equivalentes al 70% de m.</text:p>
      <text:p text:style-name="P46"/>
      <text:p text:style-name="P46">-<text:span text:style-name="T19">Se recorre el arreglo de posibilidades de derecha </text:span>a i<text:span text:style-name="T19">zquierda seleccionando un cluster, </text:span>para extraer sus trivias,<text:span text:style-name="T19"> </text:span>hasta obtener la cantidad de trivias equivalentes al 30% de m.</text:p>
      <text:p text:style-name="P17"/>
      <text:p text:style-name="P18"><text:span text:style-name="T24">Cuarto </text:span>Sprint:</text:p>
      <text:p text:style-name="P18"/>
      <text:p text:style-name="P19">Los datos a utilizar en el cluster:</text:p>
      <text:p text:style-name="P19"><text:tab/>n-trivias publicadas: <text:span text:style-name="T16">se filtran aquellas que ya estén suscritas por el usuario</text:span></text:p>
      <text:p text:style-name="P21"><text:span text:style-name="T3"><text:tab/></text:span><text:span text:style-name="T4">k</text:span><text:span text:style-name="T3">-trivias subscritas por el usuario</text:span></text:p>
      <text:p text:style-name="P23"/>
      <text:p text:style-name="P19">planteamiento del funcionamiento :</text:p>
      <text:p text:style-name="P19"/>
      <text:p text:style-name="P19"><text:tab/><text:span text:style-name="T17">caso 1: Si el número de trivias publicadas es menor al número m de sugerencias requeridas, </text:span></text:p>
      <text:p text:style-name="P39">se procede a devolver todas las trivais publicadas disponibles para dicho usuarios</text:p>
      <text:p text:style-name="P39"/>
      <text:p text:style-name="P28"><text:span text:style-name="T8">caso </text:span><text:span text:style-name="T9">2</text:span><text:span text:style-name="T8">: </text:span><text:span text:style-name="T2">Si el número de trivias suscritas es menor a un X, entonces se seleccionan las M trivias publicadas, que corresponderán a aquellas con <text:s/>mayor porcentaje de suscritos, ya que la data esta ordenada por este feature.</text:span></text:p>
      <text:p text:style-name="P28"/>
      <text:p text:style-name="P29"><text:span text:style-name="T8">caso </text:span><text:span text:style-name="T9">3</text:span><text:span text:style-name="T8">: </text:span><text:span text:style-name="T2">Si el número de trivias suscritas es mayor o igual a un X.</text:span></text:p>
      <text:p text:style-name="P29"><text:tab/></text:p>
      <text:p text:style-name="P31">-<text:span text:style-name="T18">Se procede a pasar los datos tipo ‘tags’ por el bagOfWords, lo que genera para cada instancia un vector de 0 y 1, de la longitud de la cantidad total de tags que hay, y coloca 0 si esa instancia no posee dicho ‘tag’ o 1 caso contrario. Luego cada posición de dicho vector se convierte en una columna del dataframe. Después se pasa toda la data numérica por un pca(.9) lo cual realiza un análisis de componentes principales de tal </text:span><text:soft-page-break/><text:span text:style-name="T18">modo de seleccionar aquellos features que permitan conservar 90% de la varianza de los datos. Esto nos permite conservar la data numérica que sea representativa.</text:span></text:p>
      <text:p text:style-name="P31"/>
      <text:p text:style-name="P31">-<text:span text:style-name="T16">Se añade al dataframe una columna para identificar si son trivias suscritas (0) o trivias publicadas (1)</text:span></text:p>
      <text:p text:style-name="P31"/>
      <text:p text:style-name="P31">-<text:span text:style-name="T17">Se ordena la data de manera descendente por el feature de porcentaje de inscritos, esto permite ya tener la data ordenada cuando se agrupen en los clusters y ademas mezclar ambos tipos de trivias.</text:span></text:p>
      <text:p text:style-name="P31"/>
      <text:p text:style-name="P37"><text:span text:style-name="T5">-</text:span><text:span text:style-name="T6">El dataframe pasa por el proceso de clustering </text:span>jerárquico, <text:span text:style-name="T17">donde todas las instancias inician como clusters independientes y se van agrupando hasta lograr el número m de clusters requeridos, produciendo una etiqueta en cada instancia que indica a que cluster pertenece cada una, la cual es almacenada en el mismo dataframe como label.</text:span></text:p>
      <text:p text:style-name="P37"/>
      <text:p text:style-name="P37">-<text:span text:style-name="T19">El dataframe se pasa por un groupby que tiene como parámetros label y tipo, esto permitirá separar para cada clusters los tipos de trivias.</text:span></text:p>
      <text:p text:style-name="P37"/>
      <text:p text:style-name="P37">-<text:span text:style-name="T19">Con el groupby generado anteriormente se obtendrán un arreglo </text:span><text:span text:style-name="T10">posibilidades</text:span><text:span text:style-name="T19"> con los indices de los cluster que tienen trivias suscritas de mayor a menor cantidad y otro arreglo </text:span><text:span text:style-name="T10">notin</text:span><text:span text:style-name="T19"> con aquellos clusters que no tengan trivias suscritas.</text:span></text:p>
      <text:p text:style-name="P31"><text:span text:style-name="T16"><text:s/></text:span></text:p>
      <text:p text:style-name="P33">caso a: no se tienen clusters sin trivias suscritas</text:p>
      <text:p text:style-name="P43">-Se recorre el arreglo de posibilidades de izquierda a derecha <text:span text:style-name="T21">seleccionando un cluster</text:span>, <text:span text:style-name="T20">para extraer sus las trivias, hasta obtener la cantidad de trivias equivalentes al 70% de m</text:span></text:p>
      <text:p text:style-name="P41"/>
      <text:p text:style-name="P42">-Se recorre el arreglo de posibilidades de derecha <text:span text:style-name="T20">a i</text:span>zquierda <text:span text:style-name="T21">seleccionando un cluster</text:span>, <text:span text:style-name="T20">para extraer sus las trivias,</text:span> <text:span text:style-name="T20">hasta obtener la cantidad de trivias equivalentes al 30% de m</text:span></text:p>
      <text:p text:style-name="P42"/>
      <text:p text:style-name="P35">caso b: algún cluster no tiene trivias suscritas</text:p>
      <text:p text:style-name="P45">-<text:span text:style-name="T19">Se recorre el arreglo de </text:span><text:span text:style-name="T10">notin</text:span><text:span text:style-name="T19"> de izquierda a derecha seleccionando un cluster, </text:span>para extraer sus las trivias, hasta obtener la cantidad de trivias equivalentes al <text:span text:style-name="T21">5</text:span>% de m, <text:span text:style-name="T21">si las trivias relacionadas a todos los clusters de </text:span><text:span text:style-name="T12">notin</text:span><text:span text:style-name="T21"> no son suficientes entonces la cantidad de trivias faltantes se agregan a la cantidad de trivias que representaban el 70%.</text:span></text:p>
      <text:p text:style-name="P45"/>
      <text:p text:style-name="P45">-<text:span text:style-name="T19">Se recorre el arreglo de </text:span><text:span text:style-name="T10">posibilidades</text:span><text:span text:style-name="T19"> de izquierda a derecha seleccionando un cluster, </text:span>para extraer sus trivias, hasta obtener la cantidad de trivias equivalentes al 70% de m. <text:span text:style-name="T22">Si se seleccionan todas las trivias asociadas a los clusters de </text:span><text:span text:style-name="T11">posibilidades</text:span><text:span text:style-name="T22"> y la cantidad no es suficiente, entonces tanto la cantidad para completar el 70% de m como el 30% de m se sacaran de los clusters asociados a </text:span><text:span text:style-name="T11">notin</text:span></text:p>
      <text:p text:style-name="P45"/>
      <text:p text:style-name="P45">-<text:span text:style-name="T19">Se recorre el arreglo de posibilidades de derecha </text:span>a i<text:span text:style-name="T19">zquierda seleccionando un cluster, </text:span>para extraer sus trivias,<text:span text:style-name="T19"> </text:span>hasta obtener la cantidad de trivias equivalentes al 30% de m, <text:span text:style-name="T21">si se llega al último cluster utilizado por el de 70% y más aun, se </text:span><text:soft-page-break/><text:span text:style-name="T21">llega al final del mismo, entonces las trivias faltantes para completar el 30% de m, se sacaran de los clusters pertenecientes a </text:span><text:span text:style-name="T12">notin</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57:34.925296558</meta:creation-date>
    <dc:date>2020-03-03T11:20:04.200974363</dc:date>
    <meta:editing-duration>PT1H15M39S</meta:editing-duration>
    <meta:editing-cycles>7</meta:editing-cycles>
    <meta:generator>LibreOffice/6.0.7.3$Linux_X86_64 LibreOffice_project/00m0$Build-3</meta:generator>
    <meta:document-statistic meta:table-count="0" meta:image-count="0" meta:object-count="0" meta:page-count="5" meta:paragraph-count="84" meta:word-count="1580" meta:character-count="9304" meta:non-whitespace-character-count="7766"/>
  </office:meta>
</office:document-meta>
</file>